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style:text-autospace="none"/>
    </style:style>
    <style:style style:name="P3" style:family="paragraph" style:parent-style-name="Standard">
      <style:paragraph-properties style:text-autospace="none"/>
      <style:text-properties fo:color="#009f00" style:font-name="Consolas" fo:font-size="12pt" fo:language="de" fo:country="DE" style:font-name-asian="Consolas" style:font-size-asian="12pt" style:font-name-complex="Consolas" style:font-size-complex="12pt"/>
    </style:style>
    <style:style style:name="P4" style:family="paragraph" style:parent-style-name="Standard">
      <style:paragraph-properties style:text-autospace="none"/>
      <style:text-properties fo:color="#000000" style:font-name="Consolas" fo:font-size="12pt" fo:language="de" fo:country="DE" style:font-name-asian="Consolas" style:font-size-asian="12pt" style:font-name-complex="Consolas" style:font-size-complex="12pt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style:text-autospace="none"/>
      <style:text-properties fo:color="#00007f" style:font-name="Consolas" fo:font-size="12pt" fo:language="de" fo:country="DE" style:font-name-asian="Consolas" style:font-size-asian="12pt" style:font-name-complex="Consolas" style:font-size-complex="12pt"/>
    </style:style>
    <style:style style:name="P7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text-properties fo:font-weight="normal" style:font-weight-asian="normal" style:font-weight-complex="normal"/>
    </style:style>
    <style:style style:name="P10" style:family="paragraph" style:parent-style-name="Text_20_body">
      <style:paragraph-properties style:text-autospace="none"/>
    </style:style>
    <style:style style:name="P11" style:family="paragraph" style:parent-style-name="Text_20_body">
      <style:paragraph-properties style:text-autospace="none"/>
      <style:text-properties fo:color="#000000" style:font-name="Consolas" fo:font-size="12pt" fo:language="de" fo:country="DE" style:font-name-asian="Consolas" style:font-size-asian="12pt" style:font-name-complex="Consolas" style:font-size-complex="12pt"/>
    </style:style>
    <style:style style:name="P12" style:family="paragraph" style:parent-style-name="Heading_20_2">
      <style:paragraph-properties fo:text-align="justify" style:justify-single-word="false"/>
    </style:style>
    <style:style style:name="P13" style:family="paragraph" style:parent-style-name="Standard">
      <style:paragraph-properties style:text-autospace="none"/>
      <style:text-properties fo:color="#000000" style:font-name="Consolas" fo:font-size="12pt" fo:language="de" fo:country="DE" style:font-name-asian="Consolas" style:font-size-asian="12pt" style:font-name-complex="Consolas" style:font-size-complex="12pt"/>
    </style:style>
    <style:style style:name="P14" style:family="paragraph" style:parent-style-name="Standard">
      <style:paragraph-properties style:text-autospace="none"/>
      <style:text-properties fo:color="#000000" style:font-name="Consolas" fo:font-size="12pt" fo:language="de" fo:country="DE" fo:font-weight="bold" style:font-name-asian="Consolas" style:font-size-asian="12pt" style:font-weight-asian="bold" style:font-name-complex="Consolas" style:font-size-complex="12pt" style:font-weight-complex="bold"/>
    </style:style>
    <style:style style:name="P15" style:family="paragraph" style:parent-style-name="Standard">
      <style:paragraph-properties style:text-autospace="none"/>
    </style:style>
    <style:style style:name="P16" style:family="paragraph" style:parent-style-name="Standard">
      <style:text-properties fo:font-weight="normal" style:font-weight-asian="normal" style:font-weight-complex="normal"/>
    </style:style>
    <style:style style:name="P17" style:family="paragraph" style:parent-style-name="Text_20_body">
      <style:paragraph-properties style:text-autospace="none"/>
      <style:text-properties fo:color="#000000" style:font-name="Consolas" fo:font-size="12pt" fo:language="de" fo:country="DE" style:font-name-asian="Consolas" style:font-size-asian="12pt" style:font-name-complex="Consolas" style:font-size-complex="12pt"/>
    </style:style>
    <style:style style:name="P18" style:family="paragraph" style:parent-style-name="Text_20_body">
      <style:text-properties fo:color="#000000" style:font-name="Consolas" fo:font-size="12pt" fo:language="de" fo:country="DE" fo:font-weight="bold" style:font-name-asian="Consolas" style:font-size-asian="12pt" style:font-weight-asian="bold" style:font-name-complex="Consolas" style:font-size-complex="12pt" style:font-weight-complex="bold"/>
    </style:style>
    <style:style style:name="P19" style:family="paragraph" style:parent-style-name="Text_20_body">
      <style:text-properties fo:font-weight="bold" style:font-weight-asian="bold" style:font-weight-complex="bold"/>
    </style:style>
    <style:style style:name="P20" style:family="paragraph" style:parent-style-name="Text_20_body">
      <style:paragraph-properties fo:padding="0.074cm" fo:border-left="none" fo:border-right="none" fo:border-top="none" fo:border-bottom="0.002cm solid #000000" style:text-autospace="none" style:join-border="false"/>
      <style:text-properties fo:color="#000000" style:font-name="Consolas" fo:font-size="12pt" fo:language="de" fo:country="DE" style:font-name-asian="Consolas" style:font-size-asian="12pt" style:font-name-complex="Consolas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onsolas" fo:font-size="12pt" fo:language="de" fo:country="DE" style:font-name-asian="Consolas" style:font-size-asian="12pt" style:font-name-complex="Consolas" style:font-size-complex="12pt"/>
    </style:style>
    <style:style style:name="T3" style:family="text">
      <style:text-properties fo:color="#000000" style:font-name="Consolas" fo:font-size="12pt" fo:language="de" fo:country="DE" fo:font-weight="normal" style:font-name-asian="Consolas" style:font-size-asian="12pt" style:font-weight-asian="normal" style:font-name-complex="Consolas" style:font-size-complex="12pt" style:font-weight-complex="normal"/>
    </style:style>
    <style:style style:name="T4" style:family="text">
      <style:text-properties fo:color="#000000" style:font-name="Consolas" fo:font-size="12pt" fo:language="de" fo:country="DE" fo:font-weight="bold" style:font-name-asian="Consolas" style:font-size-asian="12pt" style:font-weight-asian="bold" style:font-name-complex="Consolas" style:font-size-complex="12pt" style:font-weight-complex="bold"/>
    </style:style>
    <style:style style:name="T5" style:family="text">
      <style:text-properties fo:color="#007f7f" style:font-name="Consolas" fo:font-size="12pt" fo:language="de" fo:country="DE" style:font-name-asian="Consolas" style:font-size-asian="12pt" style:font-name-complex="Consolas" style:font-size-complex="12pt"/>
    </style:style>
    <style:style style:name="T6" style:family="text">
      <style:text-properties fo:color="#ff0000" style:font-name="Consolas" fo:font-size="12pt" fo:language="de" fo:country="DE" style:font-name-asian="Consolas" style:font-size-asian="12pt" style:font-name-complex="Consolas" style:font-size-complex="12pt"/>
    </style:style>
    <style:style style:name="T7" style:family="text">
      <style:text-properties fo:color="#7f007f" style:font-name="Consolas" fo:font-size="12pt" fo:language="de" fo:country="DE" style:font-name-asian="Consolas" style:font-size-asian="12pt" style:font-name-complex="Consolas" style:font-size-complex="12pt"/>
    </style:style>
    <style:style style:name="T8" style:family="text">
      <style:text-properties fo:color="#00007f" style:font-name="Consolas" fo:font-size="12pt" fo:language="de" fo:country="DE" style:font-name-asian="Consolas" style:font-size-asian="12pt" style:font-name-complex="Consolas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og</text:h>
      <text:p text:style-name="Standard">Functions for writing into Error.log or Benchmark.log</text:p>
      <text:p text:style-name="Standard"/>
      <text:h text:style-name="Heading_20_2" text:outline-level="2">Log.LogError(Message [, Context])</text:h>
      <text:h text:style-name="Heading_20_2" text:outline-level="2">Log.LogMsg(Message, Level [, Context])</text:h>
      <text:h text:style-name="Heading_20_2" text:outline-level="2">Log.BenchmarkStart(Number)</text:h>
      <text:p text:style-name="P8">Example:</text:p>
      <text:p text:style-name="Text_20_body">see Log.LogBenchmark for example</text:p>
      <text:p text:style-name="Text_20_body"/>
      <text:h text:style-name="Heading_20_2" text:outline-level="2">Log.BenchmarkEnd(Number)</text:h>
      <text:p text:style-name="P8">Example:</text:p>
      <text:p text:style-name="Text_20_body">see Log.LogBenchmark for example</text:p>
      <text:p text:style-name="Text_20_body"/>
      <text:h text:style-name="Heading_20_2" text:outline-level="2">Log.LogBenchmark(Text, Number)</text:h>
      <text:p text:style-name="P9">Writes the time used from Log.BenchmarkStart(Number) to Log.BenchmarkEnd(Number) into the Benchmark.log</text:p>
      <text:p text:style-name="P8">Example:</text:p>
      <text:p text:style-name="P2"><text:span text:style-name="T2"><text:s text:c="2"/>Log.BenchmarkStart(</text:span><text:span text:style-name="T5">10</text:span><text:span text:style-name="T2">)</text:span></text:p>
      <text:p text:style-name="P3"><text:s text:c="2"/>-- Do something</text:p>
      <text:p text:style-name="P2"><text:span text:style-name="T2"><text:s text:c="2"/>Log.BenchmarkEnd(</text:span><text:span text:style-name="T5">10</text:span><text:span text:style-name="T2">)</text:span></text:p>
      <text:p text:style-name="P2"><text:span text:style-name="T2"><text:s text:c="2"/>Log.LogBenchmark(</text:span><text:span text:style-name="T7">"Loading Textures"</text:span><text:span text:style-name="T2">, </text:span><text:span text:style-name="T5">10</text:span><text:span text:style-name="T2">)</text:span></text:p>
      <text:p text:style-name="P3"><text:s text:c="2"/>--[[ in the Benchmark.log there is now a line like</text:p>
      <text:p text:style-name="P3"><text:s text:c="2"/>Loading Textures: 30 miliseconds </text:p>
      <text:p text:style-name="P3"><text:s text:c="2"/>--]]</text:p>
      <text:p text:style-name="P2"/>
      <text:h text:style-name="Heading_20_2" text:outline-level="2"><text:soft-page-break/>Log.LogDebug(Msg, Context)</text:h>
      <text:h text:style-name="Heading_20_2" text:outline-level="2">Log.LogInfo(Msg, Context)</text:h>
      <text:h text:style-name="Heading_20_2" text:outline-level="2">Log.LogStatus(Msg, Context)</text:h>
      <text:h text:style-name="Heading_20_2" text:outline-level="2">Log.LogWarn(Msg, Context)</text:h>
      <text:h text:style-name="Heading_20_2" text:outline-level="2">Log.LogCritical(Msg, Context)</text:h>
      <text:h text:style-name="Heading_20_2" text:outline-level="2">Log.CriticalError(Text)</text:h>
      <text:h text:style-name="Heading_20_2" text:outline-level="2">Log.SetLogLevel(Level)</text:h>
      <text:h text:style-name="Heading_20_2" text:outline-level="2">Log.GetLogLevel() <text:s text:c="3"/>: integer</text:h>
      <text:p text:style-name="P7"/>
      <text:h text:style-name="Heading_20_1" text:outline-level="1">gl</text:h>
      <text:p text:style-name="P5">Functions for drawing with OpenGL</text:p>
      <text:p text:style-name="P1"/>
      <text:p text:style-name="Standard"><text:span text:style-name="T1">Example:</text:span> </text:p>
      <text:p text:style-name="P2"><text:span text:style-name="T2"><text:s text:c="2"/>gl.Enable(</text:span><text:span text:style-name="T7">"GL_BLEND"</text:span><text:span text:style-name="T2">)</text:span></text:p>
      <text:p text:style-name="P2"><text:span text:style-name="T2"><text:s text:c="2"/>gl.Color(</text:span><text:span text:style-name="T5">1</text:span><text:span text:style-name="T2">,</text:span><text:span text:style-name="T6"> </text:span><text:span text:style-name="T5">1</text:span><text:span text:style-name="T2">,</text:span><text:span text:style-name="T6"> </text:span><text:span text:style-name="T5">1</text:span><text:span text:style-name="T2">,</text:span><text:span text:style-name="T6"> </text:span><text:span text:style-name="T5">0.1</text:span><text:span text:style-name="T2">)</text:span></text:p>
      <text:p text:style-name="P2"><text:span text:style-name="T8"><text:s text:c="2"/>for</text:span><text:span text:style-name="T6"> </text:span><text:span text:style-name="T2">i</text:span><text:span text:style-name="T6"> </text:span><text:span text:style-name="T2">=</text:span><text:span text:style-name="T6"> </text:span><text:span text:style-name="T5">1</text:span><text:span text:style-name="T2">,</text:span><text:span text:style-name="T5">10</text:span><text:span text:style-name="T6"> </text:span><text:span text:style-name="T8">do</text:span></text:p>
      <text:p text:style-name="P2"><text:span text:style-name="T6"><text:s text:c="4"/></text:span><text:span text:style-name="T2">gl.Begin(</text:span><text:span text:style-name="T7">"GL_LINE_LOOP"</text:span><text:span text:style-name="T2">)</text:span></text:p>
      <text:p text:style-name="P2"><text:span text:style-name="T6"><text:s text:c="4"/></text:span><text:span text:style-name="T2">gl.Vertex(</text:span><text:span text:style-name="T5">0</text:span><text:span text:style-name="T2">+</text:span><text:span text:style-name="T5">2</text:span><text:span text:style-name="T2">*i, <text:s text:c="2"/></text:span><text:span text:style-name="T5">0</text:span><text:span text:style-name="T2">+</text:span><text:span text:style-name="T5">2</text:span><text:span text:style-name="T2">*i)</text:span></text:p>
      <text:p text:style-name="P2"><text:span text:style-name="T6"><text:s text:c="4"/></text:span><text:span text:style-name="T2">gl.Vertex(</text:span><text:span text:style-name="T5">0</text:span><text:span text:style-name="T2">+</text:span><text:span text:style-name="T5">2</text:span><text:span text:style-name="T2">*i, <text:s/></text:span><text:span text:style-name="T6"><text:s/></text:span><text:span text:style-name="T5">600</text:span><text:span text:style-name="T2">-</text:span><text:span text:style-name="T5">2</text:span><text:span text:style-name="T2">*i)</text:span></text:p>
      <text:p text:style-name="P2"><text:span text:style-name="T6"><text:s text:c="4"/></text:span><text:span text:style-name="T2">gl.Vertex(</text:span><text:span text:style-name="T5">800</text:span><text:span text:style-name="T2">-</text:span><text:span text:style-name="T5">2</text:span><text:span text:style-name="T2">*i,</text:span><text:span text:style-name="T6"> </text:span><text:span text:style-name="T5">600</text:span><text:span text:style-name="T2">-</text:span><text:span text:style-name="T5">2</text:span><text:span text:style-name="T2">*i)</text:span></text:p>
      <text:p text:style-name="P2"><text:span text:style-name="T6"><text:s text:c="4"/></text:span><text:span text:style-name="T2">gl.Vertex(</text:span><text:span text:style-name="T5">800</text:span><text:span text:style-name="T2">-</text:span><text:span text:style-name="T5">2</text:span><text:span text:style-name="T2">*i, </text:span><text:span text:style-name="T5">0</text:span><text:span text:style-name="T2">+</text:span><text:span text:style-name="T5">2</text:span><text:span text:style-name="T2">*i)</text:span></text:p>
      <text:p text:style-name="P2"><text:span text:style-name="T6"><text:s text:c="4"/></text:span><text:span text:style-name="T2">gl.End()</text:span></text:p>
      <text:p text:style-name="P6"><text:s text:c="2"/>end</text:p>
      <text:p text:style-name="P2"><text:span text:style-name="T2"><text:s text:c="2"/>gl.Disable(</text:span><text:span text:style-name="T7">"GL_BLEND"</text:span><text:span text:style-name="T2">)</text:span></text:p>
      <text:p text:style-name="P4"/>
      <text:h text:style-name="Heading_20_2" text:outline-level="2">gl.Begin(EnumString)</text:h>
      <text:p text:style-name="Standard"><text:span text:style-name="T1">Example:</text:span> </text:p>
      <text:p text:style-name="Standard"><text:span text:style-name="T2"><text:s text:c="2"/>gl.Begin(</text:span><text:span text:style-name="T7">"GL_LINE_LOOP"</text:span><text:span text:style-name="T2">)</text:span></text:p>
      <text:p text:style-name="Standard"/>
      <text:h text:style-name="P12" text:outline-level="2">gl.BindTexture(EnumString, Texturenumber)</text:h>
      <text:p text:style-name="Standard"><text:span text:style-name="T1">Example:</text:span> </text:p>
      <text:p text:style-name="Standard"><text:span text:style-name="T2"><text:s text:c="2"/>gl.BindTexture(</text:span><text:span text:style-name="T7">"GL_GL_TEXTURE_2D"</text:span><text:span text:style-name="T3">, Tex.Num</text:span><text:span text:style-name="T2">)</text:span></text:p>
      <text:p text:style-name="Standard"/>
      <text:h text:style-name="P12" text:outline-level="2">gl.BlendFunc(EnumString, EnumString)</text:h>
      <text:p text:style-name="Standard"><text:span text:style-name="T1">Example:</text:span> </text:p>
      <text:p text:style-name="Standard"><text:soft-page-break/><text:span text:style-name="T2"><text:s text:c="2"/>gl.BlendFunc(</text:span><text:span text:style-name="T7">"GL_SRC_ALPHA"</text:span><text:span text:style-name="T3">, </text:span><text:span text:style-name="T7">"GL_ONE_MINUS_SRC_ALPHA"</text:span><text:span text:style-name="T2">)</text:span></text:p>
      <text:p text:style-name="Standard"/>
      <text:h text:style-name="Heading_20_2" text:outline-level="2">gl.Clear(EnumStringField)</text:h>
      <text:p text:style-name="P8">Example:</text:p>
      <text:p text:style-name="P5"><text:span text:style-name="T2"><text:s text:c="2"/>gl.Clear(</text:span><text:span text:style-name="T7">"GL_COLOR_BUFFER_BIT,GL_DEPTH_BUFFER_BIT"</text:span><text:span text:style-name="T2">)</text:span></text:p>
      <text:p text:style-name="P9"/>
      <text:h text:style-name="Heading_20_2" text:outline-level="2">gl.ClearColor(R, G, B, A)</text:h>
      <text:p text:style-name="P8">Example:</text:p>
      <text:p text:style-name="P5"><text:span text:style-name="T2"><text:s text:c="2"/>gl.ClearColor(</text:span><text:span text:style-name="T5">1.0</text:span><text:span text:style-name="T2">, </text:span><text:span text:style-name="T5">1.0</text:span><text:span text:style-name="T2">, </text:span><text:span text:style-name="T5">1.0</text:span><text:span text:style-name="T2">)</text:span></text:p>
      <text:p text:style-name="P9"/>
      <text:h text:style-name="Heading_20_2" text:outline-level="2">gl.Color(ColorArray)</text:h>
      <text:p text:style-name="P1">Example:</text:p>
      <text:p text:style-name="P2"><text:span text:style-name="T2"><text:s text:c="2"/>col</text:span><text:span text:style-name="T6"> </text:span><text:span text:style-name="T2">=</text:span><text:span text:style-name="T6"> </text:span><text:span text:style-name="T2">{</text:span><text:span text:style-name="T5">1.0</text:span><text:span text:style-name="T2">,</text:span><text:span text:style-name="T5">0.5</text:span><text:span text:style-name="T2">,</text:span><text:span text:style-name="T5">0.0</text:span><text:span text:style-name="T2">}</text:span></text:p>
      <text:p text:style-name="P4"><text:s text:c="2"/>gl.Color(col)</text:p>
      <text:p text:style-name="P4"/>
      <text:h text:style-name="Heading_20_2" text:outline-level="2">gl.Color(R, G, B [, A])</text:h>
      <text:p text:style-name="P8">Example:</text:p>
      <text:p text:style-name="P5"><text:span text:style-name="T2"><text:s text:c="2"/>gl.Color</text:span><text:span text:style-name="T2">(</text:span><text:span text:style-name="T5">1.0</text:span><text:span text:style-name="T2">,</text:span><text:span text:style-name="T5">0.5</text:span><text:span text:style-name="T2">,</text:span><text:span text:style-name="T5">0.0</text:span><text:span text:style-name="T2">)</text:span></text:p>
      <text:p text:style-name="P9"/>
      <text:h text:style-name="Heading_20_2" text:outline-level="2">gl.CullFace(EnumString)</text:h>
      <text:p text:style-name="P8">Example:</text:p>
      <text:p text:style-name="P10"><text:span text:style-name="T2"><text:s text:c="2"/>gl.CullFace(</text:span><text:span text:style-name="T7">"GL_FRONT"</text:span><text:span text:style-name="T2">)</text:span></text:p>
      <text:p text:style-name="Text_20_body"/>
      <text:h text:style-name="Heading_20_2" text:outline-level="2">gl.DepthFunc(EnumString)</text:h>
      <text:p text:style-name="P8">Example:</text:p>
      <text:p text:style-name="Text_20_body"><text:span text:style-name="T2"><text:s text:c="2"/>gl.DepthFunc(</text:span><text:span text:style-name="T7">"GL_LEQUAL"</text:span><text:span text:style-name="T2">)</text:span></text:p>
      <text:p text:style-name="Text_20_body"/>
      <text:h text:style-name="Heading_20_2" text:outline-level="2">gl.DepthRange(Near, Far)</text:h>
      <text:p text:style-name="P8">Example:</text:p>
      <text:p text:style-name="P10"><text:span text:style-name="T2"><text:s text:c="2"/>gl.DepthRange(</text:span><text:span text:style-name="T5">0</text:span><text:span text:style-name="T2">,</text:span><text:span text:style-name="T6"> </text:span><text:span text:style-name="T5">10</text:span><text:span text:style-name="T2">)</text:span></text:p>
      <text:p text:style-name="P4"/>
      <text:h text:style-name="Heading_20_2" text:outline-level="2">gl.Disable(EnumString)</text:h>
      <text:p text:style-name="P8">Example:</text:p>
      <text:p text:style-name="P10"><text:span text:style-name="T2"><text:s text:c="2"/>gl.Disable(</text:span><text:span text:style-name="T7">"GL_BLEND"</text:span><text:span text:style-name="T2">)</text:span></text:p>
      <text:p text:style-name="Text_20_body"><text:soft-page-break/></text:p>
      <text:h text:style-name="Heading_20_2" text:outline-level="2">gl.DisableClientState(EnumString)</text:h>
      <text:p text:style-name="P8">Example:</text:p>
      <text:p text:style-name="P10"><text:span text:style-name="T2"><text:s text:c="2"/>gl.DisableClientState(</text:span><text:span text:style-name="T7">"GL_COLOR_ARRAY"</text:span><text:span text:style-name="T2">)</text:span></text:p>
      <text:p text:style-name="Text_20_body"/>
      <text:h text:style-name="Heading_20_2" text:outline-level="2">gl.DrawBuffer(EnumString)</text:h>
      <text:p text:style-name="P8">Example:</text:p>
      <text:p text:style-name="P2"><text:span text:style-name="T2"><text:s text:c="2"/>gl.</text:span></text:p>
      <text:p text:style-name="P4"/>
      <text:h text:style-name="Heading_20_2" text:outline-level="2">gl.Enable(EnumString)</text:h>
      <text:p text:style-name="P8">Example:</text:p>
      <text:p text:style-name="P10"><text:span text:style-name="T2"><text:s text:c="2"/>gl.Enable(</text:span><text:span text:style-name="T7">"GL_BLEND"</text:span><text:span text:style-name="T2">)</text:span></text:p>
      <text:p text:style-name="Text_20_body"/>
      <text:h text:style-name="Heading_20_2" text:outline-level="2">gl.EnableClientState(EnumString)</text:h>
      <text:p text:style-name="P8">Example:</text:p>
      <text:p text:style-name="P10"><text:span text:style-name="T2"><text:s text:c="2"/>gl.EnableClientState(</text:span><text:span text:style-name="T7">"GL_COLOR_ARRAY"</text:span><text:span text:style-name="T2">)</text:span></text:p>
      <text:p text:style-name="P10"/>
      <text:h text:style-name="Heading_20_2" text:outline-level="2">gl.End()</text:h>
      <text:p text:style-name="P8">Example:</text:p>
      <text:p text:style-name="P10"><text:span text:style-name="T2"><text:s text:c="2"/>gl.End(</text:span><text:span text:style-name="T2">)</text:span></text:p>
      <text:p text:style-name="Text_20_body"/>
      <text:h text:style-name="Heading_20_2" text:outline-level="2">gl.EndList()</text:h>
      <text:p text:style-name="P8">Example:</text:p>
      <text:p text:style-name="P11"><text:s text:c="2"/>gl.End()</text:p>
      <text:p text:style-name="P11"/>
      <text:h text:style-name="Heading_20_2" text:outline-level="2">gl.Finish()</text:h>
      <text:p text:style-name="P8">Example:</text:p>
      <text:p text:style-name="P10"><text:span text:style-name="T2"><text:s text:c="2"/>gl.Finish(</text:span><text:span text:style-name="T2">)</text:span></text:p>
      <text:p text:style-name="Text_20_body"/>
      <text:h text:style-name="Heading_20_2" text:outline-level="2">gl.Flush()</text:h>
      <text:p text:style-name="P8">Example:</text:p>
      <text:p text:style-name="P11"><text:soft-page-break/><text:s text:c="2"/>gl.Flush()</text:p>
      <text:p text:style-name="Text_20_body"/>
      <text:h text:style-name="Heading_20_2" text:outline-level="2">gl.FrontFace(EnumString)</text:h>
      <text:p text:style-name="P8">Example:</text:p>
      <text:p text:style-name="P2"><text:span text:style-name="T2"><text:s text:c="2"/>gl.</text:span></text:p>
      <text:p text:style-name="P4"/>
      <text:h text:style-name="Heading_20_2" text:outline-level="2">gl.InitNames()</text:h>
      <text:p text:style-name="P8">Example:</text:p>
      <text:p text:style-name="P11"><text:s text:c="2"/>gl.InitNames()</text:p>
      <text:p text:style-name="Text_20_body"/>
      <text:h text:style-name="Heading_20_2" text:outline-level="2">gl.LoadIdentity()</text:h>
      <text:p text:style-name="P8">Example:</text:p>
      <text:p text:style-name="P11"><text:s text:c="2"/>gl.LoadIdentity()</text:p>
      <text:p text:style-name="Text_20_body"/>
      <text:h text:style-name="Heading_20_2" text:outline-level="2">gl.LogicOp(EnumString)</text:h>
      <text:p text:style-name="P8">Example:</text:p>
      <text:p text:style-name="P2"><text:span text:style-name="T2"><text:s text:c="2"/>gl.</text:span></text:p>
      <text:p text:style-name="P4"/>
      <text:h text:style-name="Heading_20_2" text:outline-level="2">gl.MatrixMode(EnumString)</text:h>
      <text:p text:style-name="P8">Example:</text:p>
      <text:p text:style-name="P2"><text:span text:style-name="T2"><text:s text:c="2"/>gl.</text:span></text:p>
      <text:p text:style-name="P4"/>
      <text:h text:style-name="Heading_20_2" text:outline-level="2">gl.Ortho(Left, Right, Bottom, Top, Near, Far)</text:h>
      <text:p text:style-name="P8">Example:</text:p>
      <text:p text:style-name="P2"><text:span text:style-name="T2"><text:s text:c="2"/>gl.Ortho(</text:span><text:span text:style-name="T5">0.0</text:span><text:span text:style-name="T2">, </text:span><text:span text:style-name="T5">800.0</text:span><text:span text:style-name="T2">, </text:span><text:span text:style-name="T5">600.0</text:span><text:span text:style-name="T2">, </text:span><text:span text:style-name="T5">0.0</text:span><text:span text:style-name="T2">, </text:span><text:span text:style-name="T5">-1.0</text:span><text:span text:style-name="T2">, </text:span><text:span text:style-name="T5">100.0</text:span><text:span text:style-name="T2">)</text:span></text:p>
      <text:p text:style-name="P4"/>
      <text:h text:style-name="Heading_20_2" text:outline-level="2">gl.PopAttrib()</text:h>
      <text:p text:style-name="P8">Example:</text:p>
      <text:p text:style-name="P2"><text:span text:style-name="T2"><text:s text:c="2"/>gl.</text:span></text:p>
      <text:p text:style-name="P4"/>
      <text:h text:style-name="Heading_20_2" text:outline-level="2">gl.PopClientAttrib()</text:h>
      <text:p text:style-name="P8">Example:</text:p>
      <text:p text:style-name="P10"><text:span text:style-name="T2"><text:s text:c="2"/>gl.PopClientAttrib(</text:span><text:span text:style-name="T2">)</text:span></text:p>
      <text:p text:style-name="Text_20_body"/>
      <text:h text:style-name="Heading_20_2" text:outline-level="2"><text:soft-page-break/>gl.PopMatrix()</text:h>
      <text:p text:style-name="P8">Example:</text:p>
      <text:p text:style-name="P11"><text:s text:c="2"/>gl.PopMatrix()</text:p>
      <text:p text:style-name="Text_20_body"/>
      <text:h text:style-name="Heading_20_2" text:outline-level="2">gl.PopName()</text:h>
      <text:p text:style-name="P8">Example:</text:p>
      <text:p text:style-name="P11"><text:s text:c="2"/>gl.PopName()</text:p>
      <text:p text:style-name="Text_20_body"/>
      <text:h text:style-name="Heading_20_2" text:outline-level="2">gl.PushMatrix()</text:h>
      <text:p text:style-name="P8">Example:</text:p>
      <text:p text:style-name="P11"><text:s text:c="2"/>gl.PushMatrix()</text:p>
      <text:p text:style-name="Text_20_body"/>
      <text:h text:style-name="Heading_20_2" text:outline-level="2">gl.RasterPos(X, Y[, Z[, W]])</text:h>
      <text:p text:style-name="P9">Sets the rasterposition for pixel operations.</text:p>
      <text:p text:style-name="P8">Example:</text:p>
      <text:p text:style-name="P2"><text:span text:style-name="T2"><text:s text:c="2"/>gl.</text:span></text:p>
      <text:p text:style-name="P4"/>
      <text:h text:style-name="Heading_20_2" text:outline-level="2">gl.ReadBuffer(EnumString)</text:h>
      <text:p text:style-name="P8">Example:</text:p>
      <text:p text:style-name="P2"><text:span text:style-name="T2"><text:s text:c="2"/>gl.Begin(</text:span><text:span text:style-name="T7">"GL_FRONT"</text:span><text:span text:style-name="T2">)</text:span></text:p>
      <text:p text:style-name="P4"/>
      <text:h text:style-name="Heading_20_2" text:outline-level="2">gl.Rect(PosArray,PosArray)</text:h>
      <text:p text:style-name="P9">Draws a Rectangle.</text:p>
      <text:p text:style-name="P8">Example:</text:p>
      <text:p text:style-name="P10"><text:span text:style-name="T2"><text:s text:c="2"/>gl.Rect({</text:span><text:span text:style-name="T5">0</text:span><text:span text:style-name="T2">+</text:span><text:span text:style-name="T5">2</text:span><text:span text:style-name="T2">*i,</text:span><text:span text:style-name="T6"> </text:span><text:span text:style-name="T5">0</text:span><text:span text:style-name="T2">+</text:span><text:span text:style-name="T5">2</text:span><text:span text:style-name="T2">*i},</text:span><text:span text:style-name="T6"> </text:span><text:span text:style-name="T2">{</text:span><text:span text:style-name="T5">800</text:span><text:span text:style-name="T2">-</text:span><text:span text:style-name="T5">2</text:span><text:span text:style-name="T2">*i,</text:span><text:span text:style-name="T6"> </text:span><text:span text:style-name="T5">600</text:span><text:span text:style-name="T2">-</text:span><text:span text:style-name="T5">2</text:span><text:span text:style-name="T2">*i})</text:span></text:p>
      <text:p text:style-name="P11"/>
      <text:h text:style-name="Heading_20_2" text:outline-level="2">gl.Rect(X1, Y1, X2, Y2)</text:h>
      <text:p text:style-name="P9">Draws a Rectangle.</text:p>
      <text:p text:style-name="P8">Example:</text:p>
      <text:p text:style-name="P10"><text:span text:style-name="T2"><text:s text:c="2"/>gl.Rect(</text:span><text:span text:style-name="T5">0</text:span><text:span text:style-name="T2">,</text:span><text:span text:style-name="T6"> </text:span><text:span text:style-name="T5">0</text:span><text:span text:style-name="T2">,</text:span><text:span text:style-name="T6"> </text:span><text:span text:style-name="T5">800</text:span><text:span text:style-name="T2">,</text:span><text:span text:style-name="T6"> </text:span><text:span text:style-name="T5">600</text:span><text:span text:style-name="T2">)</text:span></text:p>
      <text:p text:style-name="P3"><text:s text:c="2"/>-- does the same as</text:p>
      <text:p text:style-name="P2"><text:span text:style-name="T2"><text:s text:c="2"/>gl.Begin(</text:span><text:span text:style-name="T7">"GL_POLYGON"</text:span><text:span text:style-name="T2">)</text:span></text:p>
      <text:p text:style-name="P2"><text:span text:style-name="T2"><text:s text:c="2"/>gl.Vertex(</text:span><text:span text:style-name="T5">0</text:span><text:span text:style-name="T2">,</text:span><text:span text:style-name="T6"> </text:span><text:span text:style-name="T5">0</text:span><text:span text:style-name="T2">)</text:span></text:p>
      <text:p text:style-name="P2"><text:span text:style-name="T2"><text:s text:c="2"/>gl.Vertex(</text:span><text:span text:style-name="T5">0</text:span><text:span text:style-name="T2">,</text:span><text:span text:style-name="T6"> </text:span><text:span text:style-name="T5">600</text:span><text:span text:style-name="T2">)</text:span></text:p>
      <text:p text:style-name="P2"><text:soft-page-break/><text:span text:style-name="T2"><text:s text:c="2"/>gl.Vertex(</text:span><text:span text:style-name="T5">800</text:span><text:span text:style-name="T2">,</text:span><text:span text:style-name="T6"> </text:span><text:span text:style-name="T5">600</text:span><text:span text:style-name="T2">)</text:span></text:p>
      <text:p text:style-name="P2"><text:span text:style-name="T2"><text:s text:c="2"/>gl.Vertex(</text:span><text:span text:style-name="T5">800</text:span><text:span text:style-name="T2">,</text:span><text:span text:style-name="T6"> </text:span><text:span text:style-name="T5">0</text:span><text:span text:style-name="T2">)</text:span></text:p>
      <text:p text:style-name="P4"><text:s text:c="2"/>gl.End()</text:p>
      <text:p text:style-name="P4"/>
      <text:h text:style-name="Heading_20_2" text:outline-level="2">gl.Rotate(Angle, X, Y, Z)</text:h>
      <text:p text:style-name="P8">Example:</text:p>
      <text:p text:style-name="P2"><text:span text:style-name="T2"><text:s text:c="2"/>gl.</text:span></text:p>
      <text:p text:style-name="P4"/>
      <text:h text:style-name="Heading_20_2" text:outline-level="2">gl.Scale(X, Y, Z)</text:h>
      <text:p text:style-name="P8">Example:</text:p>
      <text:p text:style-name="P2"><text:span text:style-name="T2"><text:s text:c="2"/>gl.Scale(</text:span><text:span text:style-name="T5">1</text:span><text:span text:style-name="T2">, </text:span><text:span text:style-name="T5">-1</text:span><text:span text:style-name="T2">, </text:span><text:span text:style-name="T5">1</text:span><text:span text:style-name="T2">)</text:span></text:p>
      <text:p text:style-name="P4"/>
      <text:h text:style-name="Heading_20_2" text:outline-level="2">gl.ShadeModel(EnumString)</text:h>
      <text:p text:style-name="P8">Example:</text:p>
      <text:p text:style-name="P2"><text:span text:style-name="T2"><text:s text:c="2"/>gl.</text:span></text:p>
      <text:p text:style-name="P4"/>
      <text:h text:style-name="Heading_20_2" text:outline-level="2">gl.TexCoord(PosArray)</text:h>
      <text:p text:style-name="P8">Example:</text:p>
      <text:p text:style-name="P2"><text:span text:style-name="T2"><text:s text:c="2"/>gl.</text:span></text:p>
      <text:p text:style-name="P4"/>
      <text:h text:style-name="Heading_20_2" text:outline-level="2">gl.TexCoord(S [, T [, R [, Q]]])</text:h>
      <text:p text:style-name="P8">Example:</text:p>
      <text:p text:style-name="P2"><text:span text:style-name="T2"><text:s text:c="2"/>gl.</text:span></text:p>
      <text:p text:style-name="P4"/>
      <text:h text:style-name="Heading_20_2" text:outline-level="2">gl.Translate(X, Y, Z)</text:h>
      <text:p text:style-name="P8">Example:</text:p>
      <text:p text:style-name="P2"><text:span text:style-name="T2"><text:s text:c="2"/>gl.Translate(</text:span><text:span text:style-name="T5">1</text:span><text:span text:style-name="T2">, </text:span><text:span text:style-name="T5">-1</text:span><text:span text:style-name="T2">, </text:span><text:span text:style-name="T5">1</text:span><text:span text:style-name="T2">)</text:span></text:p>
      <text:p text:style-name="P4"/>
      <text:h text:style-name="Heading_20_2" text:outline-level="2">gl.Vertex(PosArray)</text:h>
      <text:p text:style-name="P8">Example:</text:p>
      <text:p text:style-name="P2"><text:span text:style-name="T2"><text:s text:c="2"/>vert</text:span><text:span text:style-name="T6"> </text:span><text:span text:style-name="T2">=</text:span><text:span text:style-name="T6"> </text:span><text:span text:style-name="T2">{</text:span><text:span text:style-name="T5">10.0</text:span><text:span text:style-name="T2">, </text:span><text:span text:style-name="T5">100.0</text:span><text:span text:style-name="T2">, </text:span><text:span text:style-name="T5">2.0</text:span><text:span text:style-name="T2">}</text:span></text:p>
      <text:p text:style-name="P4"><text:s text:c="2"/>gl.Vertex(vert)</text:p>
      <text:p text:style-name="P4"/>
      <text:h text:style-name="Heading_20_2" text:outline-level="2">gl.Vertex(X, Y [, Z [, W]])</text:h>
      <text:p text:style-name="P8">Example:</text:p>
      <text:p text:style-name="P2"><text:span text:style-name="T2"><text:s text:c="2"/>gl.Vertex(</text:span><text:span text:style-name="T5">10.0</text:span><text:span text:style-name="T2">, </text:span><text:span text:style-name="T5">20.0</text:span><text:span text:style-name="T2">)</text:span></text:p>
      <text:p text:style-name="P2"><text:span text:style-name="T2"><text:s text:c="2"/>gl.Vertex(</text:span><text:span text:style-name="T5">100</text:span><text:span text:style-name="T2">, </text:span><text:span text:style-name="T5">20</text:span><text:span text:style-name="T2">, </text:span><text:span text:style-name="T5">10</text:span><text:span text:style-name="T2">, </text:span><text:span text:style-name="T5">1</text:span><text:span text:style-name="T2">)</text:span></text:p>
      <text:p text:style-name="P4"><text:soft-page-break/></text:p>
      <text:h text:style-name="Heading_20_2" text:outline-level="2">gl.Viewport(PosArray,SizeArray)</text:h>
      <text:p text:style-name="P9">Defines the Viewport.</text:p>
      <text:p text:style-name="P8">Example:</text:p>
      <text:p text:style-name="P10"><text:span text:style-name="T2"><text:s text:c="2"/>gl.Viewport({</text:span><text:span text:style-name="T5">0</text:span><text:span text:style-name="T2">,</text:span><text:span text:style-name="T6"> </text:span><text:span text:style-name="T5">0</text:span><text:span text:style-name="T2">},</text:span><text:span text:style-name="T6"> </text:span><text:span text:style-name="T2">{</text:span><text:span text:style-name="T5">800</text:span><text:span text:style-name="T2">,</text:span><text:span text:style-name="T6"> </text:span><text:span text:style-name="T5">600</text:span><text:span text:style-name="T2">})</text:span></text:p>
      <text:p text:style-name="P11"/>
      <text:h text:style-name="Heading_20_2" text:outline-level="2">gl.Viewport(X, Y, width, height)</text:h>
      <text:p text:style-name="P9">Defines the Viewport.</text:p>
      <text:p text:style-name="P8">Example:</text:p>
      <text:p text:style-name="P10"><text:span text:style-name="T2"><text:s text:c="2"/>gl.Viewport(</text:span><text:span text:style-name="T5">0</text:span><text:span text:style-name="T2">,</text:span><text:span text:style-name="T6"> </text:span><text:span text:style-name="T5">0</text:span><text:span text:style-name="T2">,</text:span><text:span text:style-name="T6"> </text:span><text:span text:style-name="T5">800</text:span><text:span text:style-name="T2">,</text:span><text:span text:style-name="T6"> </text:span><text:span text:style-name="T5">600</text:span><text:span text:style-name="T2">)</text:span></text:p>
      <text:p text:style-name="P20"/>
      <text:h text:style-name="Heading_20_1" text:outline-level="1">TextGL</text:h>
      <text:p text:style-name="P5">Functions for printing text</text:p>
      <text:p text:style-name="P20"/>
      <text:h text:style-name="Heading_20_1" text:outline-level="1">Texture</text:h>
      <text:p text:style-name="P5">Functions for loading Textures</text:p>
      <text:p text:style-name="P14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Holger Kuhn</meta:initial-creator>
    <meta:creation-date>2008-12-30T13:58:34</meta:creation-date>
    <dc:creator>Holger Kuhn</dc:creator>
    <dc:date>2009-01-04T14:54:39</dc:date>
    <meta:editing-cycles>23</meta:editing-cycles>
    <meta:editing-duration>P1DT17H27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8" meta:paragraph-count="193" meta:word-count="494" meta:character-count="3797"/>
  </office:meta>
</office:document-meta>
</file>